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one_lstm_metrics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2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3391" calcext:value-type="float">
            <text:p>0.03391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3"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38123" calcext:value-type="float">
            <text:p>0.38123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7282" calcext:value-type="float">
            <text:p>0.0728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2" office:value-type="float" office:value="187.06532" calcext:value-type="float">
            <text:p>187.06532</text:p>
          </table:table-cell>
          <table:table-cell office:value-type="float" office:value="151.84456" calcext:value-type="float">
            <text:p>151.84456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2" office:value-type="float" office:value="82.72557" calcext:value-type="float">
            <text:p>82.72557</text:p>
          </table:table-cell>
          <table:table-cell office:value-type="float" office:value="66.64224" calcext:value-type="float">
            <text:p>66.64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6:59:52.034420362</dc:date>
    <meta:editing-duration>PT46S</meta:editing-duration>
    <meta:editing-cycles>1</meta:editing-cycles>
    <meta:generator>LibreOffice/6.0.7.3$Linux_X86_64 LibreOffice_project/00m0$Build-3</meta:generator>
    <meta:document-statistic meta:table-count="1" meta:cell-count="21" meta:object-count="0"/>
  </office:meta>
</office:document-meta>
</file>